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6d3" officeooo:paragraph-rsid="000506d3"/>
    </style:style>
    <style:style style:name="P2" style:family="paragraph" style:parent-style-name="Standard" style:list-style-name="L1">
      <style:text-properties officeooo:rsid="000506d3" officeooo:paragraph-rsid="000506d3"/>
    </style:style>
    <style:style style:name="P3" style:family="paragraph" style:parent-style-name="Standard" style:list-style-name="L1">
      <style:text-properties officeooo:rsid="0006da45" officeooo:paragraph-rsid="0006da45"/>
    </style:style>
    <style:style style:name="P4" style:family="paragraph" style:parent-style-name="Standard" style:list-style-name="L1">
      <style:text-properties officeooo:rsid="0008383b" officeooo:paragraph-rsid="0008383b"/>
    </style:style>
    <style:style style:name="P5" style:family="paragraph" style:parent-style-name="Standard" style:list-style-name="L1">
      <style:text-properties officeooo:rsid="00092e6a" officeooo:paragraph-rsid="00092e6a"/>
    </style:style>
    <style:style style:name="P6" style:family="paragraph" style:parent-style-name="Standard" style:list-style-name="L1">
      <style:text-properties officeooo:rsid="00096f59" officeooo:paragraph-rsid="00096f59"/>
    </style:style>
    <style:style style:name="P7" style:family="paragraph" style:parent-style-name="Standard" style:list-style-name="L1">
      <style:text-properties officeooo:rsid="0009a577" officeooo:paragraph-rsid="0009a577"/>
    </style:style>
    <style:style style:name="P8" style:family="paragraph" style:parent-style-name="Standard" style:list-style-name="L1">
      <style:text-properties officeooo:rsid="000b3939" officeooo:paragraph-rsid="000b3939"/>
    </style:style>
    <style:style style:name="P9" style:family="paragraph" style:parent-style-name="Standard" style:list-style-name="L1">
      <style:text-properties officeooo:rsid="000c1eae" officeooo:paragraph-rsid="000c1eae"/>
    </style:style>
    <style:style style:name="P10" style:family="paragraph" style:parent-style-name="Standard" style:list-style-name="L1">
      <style:text-properties officeooo:rsid="000df2fe" officeooo:paragraph-rsid="000df2fe"/>
    </style:style>
    <style:style style:name="P11" style:family="paragraph" style:parent-style-name="Standard" style:list-style-name="L1">
      <style:text-properties officeooo:rsid="00113df9" officeooo:paragraph-rsid="00113df9"/>
    </style:style>
    <style:style style:name="P12" style:family="paragraph" style:parent-style-name="Standard" style:list-style-name="L1">
      <style:text-properties officeooo:rsid="00118c9f" officeooo:paragraph-rsid="00118c9f"/>
    </style:style>
    <style:style style:name="P13" style:family="paragraph" style:parent-style-name="Standard" style:list-style-name="L1">
      <style:text-properties officeooo:rsid="0012af16" officeooo:paragraph-rsid="0012af16"/>
    </style:style>
    <style:style style:name="P14" style:family="paragraph" style:parent-style-name="Standard" style:list-style-name="L1">
      <style:text-properties officeooo:rsid="0012fda0" officeooo:paragraph-rsid="0012fda0"/>
    </style:style>
    <style:style style:name="T1" style:family="text">
      <style:text-properties officeooo:rsid="0006da45"/>
    </style:style>
    <style:style style:name="T2" style:family="text">
      <style:text-properties officeooo:rsid="0008383b"/>
    </style:style>
    <style:style style:name="T3" style:family="text">
      <style:text-properties officeooo:rsid="00092e6a"/>
    </style:style>
    <style:style style:name="T4" style:family="text">
      <style:text-properties officeooo:rsid="00096f59"/>
    </style:style>
    <style:style style:name="T5" style:family="text">
      <style:text-properties officeooo:rsid="0009a577"/>
    </style:style>
    <style:style style:name="T6" style:family="text">
      <style:text-properties officeooo:rsid="000b3939"/>
    </style:style>
    <style:style style:name="T7" style:family="text">
      <style:text-properties officeooo:rsid="000c1eae"/>
    </style:style>
    <style:style style:name="T8" style:family="text">
      <style:text-properties officeooo:rsid="000db1e9"/>
    </style:style>
    <style:style style:name="T9" style:family="text">
      <style:text-properties officeooo:rsid="000fc5cf"/>
    </style:style>
    <style:style style:name="T10" style:family="text">
      <style:text-properties officeooo:rsid="00113df9"/>
    </style:style>
    <style:style style:name="T11" style:family="text">
      <style:text-properties officeooo:rsid="00118c9f"/>
    </style:style>
    <style:style style:name="T12" style:family="text">
      <style:text-properties officeooo:rsid="0012af16"/>
    </style:style>
    <style:style style:name="T13" style:family="text">
      <style:text-properties officeooo:rsid="0012e613"/>
    </style:style>
    <style:style style:name="T14" style:family="text">
      <style:text-properties officeooo:rsid="0012fda0"/>
    </style:style>
    <style:style style:name="T15" style:family="text">
      <style:text-properties officeooo:rsid="001440e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processo para a leitura do e-mail com XML segue o seguinte fluxo.</text:p>
      <text:list xml:id="list2042592947" text:style-name="L1">
        <text:list-item>
          <text:p text:style-name="P2">A rotina é acionada manualmente a partir da opção Controle de entrada → Baixa de E-mail <text:span text:style-name="T1">(MONBAIXA)</text:span></text:p>
        </text:list-item>
        <text:list-item>
          <text:p text:style-name="P3">Solicita a confirmação do usuário e realizada a chamada da função (BAIXAXML), que no caso passa a realizar o processo.</text:p>
          <text:list>
            <text:list-item>
              <text:p text:style-name="P3">Parâmetros da função:</text:p>
              <text:list>
                <text:list-item>
                  <text:p text:style-name="P4">DM_BAIXAQT – <text:span text:style-name="T3">(Limita a </text:span><text:span text:style-name="T5">q</text:span><text:span text:style-name="T3">uantidade de e-mail lidos na caixa)</text:span></text:p>
                </text:list-item>
                <text:list-item>
                  <text:p text:style-name="P4">DM_BAIXAXM – <text:span text:style-name="T3">(Informa ao sistema se será realizado o envio de e-mail)</text:span></text:p>
                </text:list-item>
                <text:list-item>
                  <text:p text:style-name="P4">MV_XCNTEML – (Conta de e-mail utilizado)</text:p>
                </text:list-item>
                <text:list-item>
                  <text:p text:style-name="P4">MV_XSENEML – (Senha utilizada para a conta de e-mail)</text:p>
                </text:list-item>
                <text:list-item>
                  <text:p text:style-name="P4">MV_XDIGSET – (String utilizada para separação da conta)</text:p>
                </text:list-item>
                <text:list-item>
                  <text:p text:style-name="P4">MV_XLIMANX – (Limitador de leitura de anexo no E-mail)</text:p>
                </text:list-item>
                <text:list-item>
                  <text:p text:style-name="P4">DM_TSTEML1 – (Define se a execução ocorre em ambiente de Produção/Homologação)</text:p>
                </text:list-item>
              </text:list>
            </text:list-item>
            <text:list-item>
              <text:p text:style-name="P5">Processo</text:p>
              <text:list>
                <text:list-item>
                  <text:p text:style-name="P5">Na execução da rotina, o sistema passa a gerar um arquivo de log diário, pela chamada da função (DM_CFG01), <text:span text:style-name="T4">onde após a criação do arquivo, os processos executados são inseridos no final do arquivo.</text:span></text:p>
                </text:list-item>
                <text:list-item>
                  <text:p text:style-name="P6">O controle da execução da rotina passa a ser controlado utilizando as funções de semáforo do servidor de licença.</text:p>
                </text:list-item>
                <text:list-item>
                  <text:p text:style-name="P7">A rotina permite que seja configurado mais de uma conte de e-mail, conforme informado nos parâmetros.</text:p>
                </text:list-item>
                <text:list-item>
                  <text:p text:style-name="P7">No laco informado na rotina a função passa a preencher as variáveis relacionadas a conta e senha com cada informação, limitando somente ao valor informado no parâmetro (<text:span text:style-name="T2">DM_BAIXAQT</text:span>).</text:p>
                </text:list-item>
                <text:list-item>
                  <text:p text:style-name="P7">Apos o preenchimento da variável, a rotina, realizar um teste de conexão a conta setada.</text:p>
                </text:list-item>
                <text:list-item>
                  <text:p text:style-name="P7">Caso o ocorra erro no momento da conexão da conta, a <text:span text:style-name="T6">rotina passa as informações do erro e notifica os usuários por meio da função (IMPRAVISA).</text:span></text:p>
                </text:list-item>
                <text:list-item>
                  <text:p text:style-name="P8">Para os casos em que a conexão foi bem-sucedida, a rotina grava as no arquivo de log, junto <text:span text:style-name="T7">com</text:span> a quantidade de mensagem disponíveis no arquivo a serem processadas.</text:p>
                </text:list-item>
                <text:list-item>
                  <text:p text:style-name="P8">No processo, a rotina realiza um loop, de maneira <text:span text:style-name="T7">a</text:span> le<text:span text:style-name="T7">r</text:span> e processa<text:span text:style-name="T7">r</text:span> cada e-mail disponível na conta setada, onde caso ocorram erros durante o processamento da mensagem, a rotina grava a informação no arquivo de LOG <text:span text:style-name="T7">e passa a informar aos usuários sobre a ocorrência.</text:span></text:p>
                </text:list-item>
                <text:list-item>
                  <text:p text:style-name="P9">Para os casos em que a rotina não encontra problemas após a mensagem ser baixada para o sistema, a rotina identifica os arquivos em anexo ao e-mail recebido e passa a montar um novo loop para que seja identificado e processado cada arquivo em anexo.</text:p>
                </text:list-item>
                <text:list-item>
                  <text:p text:style-name="P9">Caso o e-mail não possua nenhum arquivo em anexo, a rotina novamente alimenta o arquivo de log e notifica os usuários.</text:p>
                </text:list-item>
              </text:list>
            </text:list-item>
            <text:list-item>
              <text:p text:style-name="P9">Validação do XML</text:p>
              <text:list>
                <text:list-item>
                  <text:p text:style-name="P9">A primeira validação realizada no arquivo recebido, utilizado a verificação da extensão do arquivo, processando somente os arquivos que possuem a extensão XML, <text:span text:style-name="T8">sendo que após a confirmação, a rotina passa a controle para a leitura dos dados do arquivo pra a função (LEXML).</text:span></text:p>
                </text:list-item>
                <text:list-item>
                  <text:p text:style-name="P10">Na execução da rotina <text:span text:style-name="T10">(</text:span>LEXML<text:span text:style-name="T10">)</text:span>, a mesma analisa a estrutura do arquivo, caso não encontre nenhum problema na estrutura, <text:span text:style-name="T9">os dados são tratados para que possa ser realizada a gravação nas tabelas.</text:span></text:p>
                </text:list-item>
                <text:list-item>
                  <text:p text:style-name="P12"><text:soft-page-break/>No momento da validação, a rotina <text:span text:style-name="T14">pa</text:span>ssa a diferenciar o tratamento para <text:span text:style-name="T12">Entrada</text:span>, Conhecimento, <text:span text:style-name="T12">Transferência e vendas</text:span>, sendo os tratamentos separados entre seções na função (LEXML).</text:p>
                </text:list-item>
                <text:list-item>
                  <text:p text:style-name="P12">Durante a leitura do XML, <text:span text:style-name="T12">a função realiza a chamada da rotina de crítica, onde popula as tabelas, gravando os seguintes campos de identificação na tabela ZZR:</text:span></text:p>
                  <text:list>
                    <text:list-item>
                      <text:p text:style-name="P13">ZZR_TIPO (E=Entrada, N=Conhecimento, T=Transferência, V=Venda)</text:p>
                    </text:list-item>
                    <text:list-item>
                      <text:p text:style-name="P13">ZZR_STATUS (<text:span text:style-name="T13">Valor de retorno do SEFAZ)</text:span></text:p>
                    </text:list-item>
                    <text:list-item>
                      <text:p text:style-name="P13">ZZR_CODRET <text:span text:style-name="T13">(Código de Status do XML)</text:span></text:p>
                    </text:list-item>
                  </text:list>
                </text:list-item>
                <text:list-item>
                  <text:p text:style-name="P14">Para a gravação das informações nos campos ZZR_STATUS e ZZR_CODRET, a rotina utiliza os seguintes códigos:</text:p>
                  <text:list>
                    <text:list-item>
                      <text:p text:style-name="P14">100 – Autorizado pelo SEFAZ.</text:p>
                    </text:list-item>
                    <text:list-item>
                      <text:p text:style-name="P14">101 – Cancelado e Autorizado pelo SEFAZ.</text:p>
                    </text:list-item>
                    <text:list-item>
                      <text:p text:style-name="P14">101A – Cancelado sem Autorização do SEFAZ.</text:p>
                    </text:list-item>
                    <text:list-item>
                      <text:p text:style-name="P14">102 – Inutilizada e Autorizada pelo SEFAZ.</text:p>
                    </text:list-item>
                    <text:list-item>
                      <text:p text:style-name="P14">900 - Efetuar Análise da Critica.</text:p>
                    </text:list-item>
                    <text:list-item>
                      <text:p text:style-name="P14">901 – Não Autorizado pelo SEFAZ.</text:p>
                    </text:list-item>
                    <text:list-item>
                      <text:p text:style-name="P14">996 – Já possui o Documento de Entrada.</text:p>
                    </text:list-item>
                    <text:list-item>
                      <text:p text:style-name="P14">997 – XML de Cancelamento.</text:p>
                    </text:list-item>
                    <text:list-item>
                      <text:p text:style-name="P14">998 – Processado com Sucesso.</text:p>
                    </text:list-item>
                    <text:list-item>
                      <text:p text:style-name="P14">999 – Divergência Cadastral (Produto).</text:p>
                    </text:list-item>
                    <text:list-item>
                      <text:p text:style-name="P14">998A – Cadastrado Anteriormente.</text:p>
                    </text:list-item>
                    <text:list-item>
                      <text:p text:style-name="P14">XXX – Alertas Diversos.</text:p>
                    </text:list-item>
                    <text:list-item>
                      <text:p text:style-name="P14">ZZZ – NF de Venda Cancelada.</text:p>
                    </text:list-item>
                  </text:list>
                </text:list-item>
                <text:list-item>
                  <text:p text:style-name="P11">Caso seja identificado erro na estrutura do arquivo lido, a rotina alimenta o arquivo de log, relacionando o erro encontrado <text:span text:style-name="T11">e notificando os usuários.</text:span></text:p>
                </text:list-item>
              </text:list>
            </text:list-item>
            <text:list-item>
              <text:p text:style-name="P12">Tabelas</text:p>
              <text:list>
                <text:list-item>
                  <text:p text:style-name="P13">SA1 <text:s/><text:span text:style-name="T14">Cadastro de Cliente</text:span></text:p>
                </text:list-item>
                <text:list-item>
                  <text:p text:style-name="P13">SA2 - <text:span text:style-name="T14">Cadastro de Fornecedores</text:span></text:p>
                </text:list-item>
                <text:list-item>
                  <text:p text:style-name="P13">ZZR – <text:span text:style-name="T15">Histórico do XML Lido</text:span></text:p>
                </text:list-item>
                <text:list-item>
                  <text:p text:style-name="P13">ZZS – <text:span text:style-name="T15">Histórico do XML Lido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14:24:57.703429069</meta:creation-date>
    <dc:date>2021-10-26T17:16:08.837096320</dc:date>
    <meta:editing-duration>PT14M47S</meta:editing-duration>
    <meta:editing-cycles>5</meta:editing-cycles>
    <meta:generator>LibreOffice/7.0.4.2$Linux_X86_64 LibreOffice_project/dcf040e67528d9187c66b2379df5ea4407429775</meta:generator>
    <meta:document-statistic meta:table-count="0" meta:image-count="0" meta:object-count="0" meta:page-count="2" meta:paragraph-count="50" meta:word-count="712" meta:character-count="4418" meta:non-whitespace-character-count="3783"/>
  </office:meta>
</office:document-meta>
</file>